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rsid="000f8943" officeooo:paragraph-rsid="000f8943"/>
    </style:style>
    <style:style style:name="P4" style:family="paragraph" style:parent-style-name="Preformatted_20_Text">
      <style:paragraph-properties fo:margin-left="0cm" fo:margin-right="0cm" fo:text-indent="0cm"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style:writing-mode="lr-tb"/>
      <style:text-properties officeooo:rsid="0011dbc3" officeooo:paragraph-rsid="0011dbc3"/>
    </style:style>
    <style:style style:name="P7" style:family="paragraph" style:parent-style-name="Standard">
      <style:paragraph-properties style:writing-mode="lr-tb"/>
    </style:style>
    <style:style style:name="P8" style:family="paragraph" style:parent-style-name="Standard">
      <style:paragraph-properties fo:margin-left="0cm" fo:margin-right="0cm" style:line-height-at-least="0.503cm" fo:text-indent="0cm" style:auto-text-indent="false"/>
      <style:text-properties style:use-window-font-color="true" loext:opacity="0%" style:font-name="Droid Sans Mono" fo:font-size="10.5pt" fo:font-weight="normal" fo:background-color="transparent"/>
    </style:style>
    <style:style style:name="P9"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10" style:family="paragraph" style:parent-style-name="Standard">
      <style:paragraph-properties style:line-height-at-least="0.503cm"/>
      <style:text-properties style:use-window-font-color="true" loext:opacity="0%" fo:background-color="transparent"/>
    </style:style>
    <style:style style:name="P11" style:family="paragraph" style:parent-style-name="Preformatted_20_Text">
      <style:paragraph-properties style:writing-mode="lr-tb"/>
      <style:text-properties officeooo:paragraph-rsid="000474b0"/>
    </style:style>
    <style:style style:name="P12" style:family="paragraph" style:parent-style-name="Preformatted_20_Text">
      <style:paragraph-properties fo:margin-top="0cm" fo:margin-bottom="0.499cm" style:contextual-spacing="false" style:writing-mode="lr-tb"/>
    </style:style>
    <style:style style:name="P13" style:family="paragraph" style:parent-style-name="Heading_20_3">
      <style:paragraph-properties fo:margin-top="0cm" fo:margin-bottom="0.499cm" style:contextual-spacing="false" style:writing-mode="lr-tb"/>
    </style:style>
    <style:style style:name="P14" style:family="paragraph" style:parent-style-name="Text_20_body">
      <style:paragraph-properties fo:margin-top="0cm" fo:margin-bottom="0.499cm" style:contextual-spacing="false" style:writing-mode="lr-tb"/>
    </style:style>
    <style:style style:name="P15" style:family="paragraph" style:parent-style-name="Text_20_body" style:list-style-name="L3"/>
    <style:style style:name="P16" style:family="paragraph" style:parent-style-name="Text_20_body" style:list-style-name="L4"/>
    <style:style style:name="T1" style:family="text">
      <style:text-properties style:use-window-font-color="true" loext:opacity="0%" style:font-name="Droid Sans Mono" fo:font-size="10.5pt" fo:font-weight="normal" fo:background-color="transparent" loext:char-shading-value="0"/>
    </style:style>
    <style:style style:name="T2" style:family="text">
      <style:text-properties officeooo:rsid="001366ac"/>
    </style:style>
    <style:style style:name="T3" style:family="text">
      <style:text-properties officeooo:rsid="00148ab5"/>
    </style:style>
    <style:style style:name="T4" style:family="text">
      <style:text-properties style:use-window-font-color="true" loext:opacity="0%" fo:background-color="transparent" loext:char-shading-value="0"/>
    </style:style>
    <style:style style:name="T5" style:family="text">
      <style:text-properties style:font-name="Liberation Serif" fo:font-size="12pt" officeooo:rsid="000474b0" style:font-size-asian="12pt" style:font-size-complex="12pt"/>
    </style:style>
    <style:style style:name="T6" style:family="text">
      <style:text-properties officeooo:rsid="000474b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leitung zur Entwicklung und Implementierung von Small Language Models (SLMs) mit Ollama für Cybersecurity-Anwendungen</text:h>
      <text:h text:style-name="Heading_20_2" text:outline-level="2">1. Einführung in Small Language Models (SLMs) im Cybersecurity-Kontext</text:h>
      <text:p text:style-name="Text_20_body">Small Language Models (SLMs) sind kompakte KI-Modelle, die für spezifische Aufgaben mit begrenztem Kontext optimiert sind. Im Bereich der Cybersecurity bieten SLMs Vorteile durch geringeren Ressourcenverbrauch, schnelle Antwortzeiten und die Möglichkeit, Modelle lokal einzusetzen, was den Datenschutz und die Sicherheit sensibler Daten erheblich verbessert. Aufgrund ihrer Effizienz sind SLMs besonders geeignet für spezialisierte Analysen und Automatisierungen, etwa bei der Erkennung von Sicherheitsvorfällen oder der Analyse von Logdaten.</text:p>
      <text:h text:style-name="Heading_20_2" text:outline-level="2">2. Identifikation geeigneter Cybersecurity-Anwendungsfälle</text:h>
      <text:p text:style-name="Text_20_body">Bevor mit der Entwicklung begonnen wird, ist es essenziell, den Cybersecurity-Einsatzbereich klar zu definieren. SLMs eignen sich besonders für Aufgaben mit eindeutigen Anforderungen und klar begrenztem Kontext, wie beispielsweise:</text:p>
      <text:list text:style-name="L1">
        <text:list-item>
          <text:p text:style-name="P1">Erkennung und Klassifikation von Sicherheitsbedrohungen (z.B. Phishing, Malware-Indikatoren, Anomalien in Netzwerk- oder Logdaten)</text:p>
        </text:list-item>
        <text:list-item>
          <text:p text:style-name="P1">Automatisierte Analyse und Extraktion sicherheitsrelevanter Informationen aus Texten oder Systemmeldungen</text:p>
        </text:list-item>
        <text:list-item>
          <text:p text:style-name="P1">Unterstützung bei Incident Response durch kontextsensitive Handlungsempfehlungen oder Priorisierung von Vorfällen</text:p>
        </text:list-item>
        <text:list-item>
          <text:p text:style-name="P1">Echtzeit-Überwachung und Filterung von eingehenden Nachrichten und Kommunikationsströmen</text:p>
        </text:list-item>
      </text:list>
      <text:p text:style-name="Text_20_body">Die Auswahl des Anwendungsfalls sollte sich darauf fokussieren, mit geringem Trainings- und Datenaufwand fundierte und nachvollziehbare Entscheidungen treffen zu können.</text:p>
      <text:h text:style-name="Heading_20_2" text:outline-level="2">3. Auswahl des Modells für Cybersecurity-Aufgaben</text:h>
      <text:p text:style-name="Text_20_body">Für Cybersecurity-Anwendungen empfiehlt sich der Einsatz leichtgewichtiger, zugänglicher SLMs, die lokal oder in geschützten Umgebungen betrieben werden können. Bei der Auswahl sind folgende Kriterien zu beachten:</text:p>
      <text:list text:style-name="L2">
        <text:list-item>
          <text:p text:style-name="P2"><text:span text:style-name="Strong_20_Emphasis">Leistung und Komplexität:</text:span> Das Modell muss ausreichend Kapazität für die spezifische Cybersecurity-Aufgabe besitzen, ohne unnötige Ressourcen zu verbrauchen.</text:p>
        </text:list-item>
        <text:list-item>
          <text:p text:style-name="P2"><text:soft-page-break/><text:span text:style-name="Strong_20_Emphasis">Kompatibilität:</text:span> Sicherstellen, dass das Modell in der vorhandenen IT-Infrastruktur, z.B. lokal auf Servern oder dedizierten Security Appliances, lauffähig ist.</text:p>
        </text:list-item>
        <text:list-item>
          <text:p text:style-name="P2"><text:span text:style-name="Strong_20_Emphasis">Verfügbarkeit und Support:</text:span> Modelle mit guter Dokumentation und aktiver Community erleichtern die Entwicklung und langfristige Wartung.</text:p>
        </text:list-item>
      </text:list>
      <text:p text:style-name="Text_20_body">Beispielhafte SLM-Modelle für Cybersecurity sind kleinere Varianten von <text:span text:style-name="Source_20_Text">neural-chat</text:span>, <text:span text:style-name="Source_20_Text">stablelm</text:span> oder <text:span text:style-name="Source_20_Text">llama2</text:span>, die sich über Ollama unkompliziert bereitstellen lassen.</text:p>
      <text:h text:style-name="Heading_20_2" text:outline-level="2">4. Ollama als Plattform für SLMs in Cybersecurity</text:h>
      <text:p text:style-name="Text_20_body">Ollama ermöglicht die lokale Verwaltung, das Laden und Ausführen von SLMs, wodurch sensible Sicherheitsdaten nicht an externe Server übertragen werden müssen. Die Plattform unterstützt die einfache Integration in bestehende Sicherheitslösungen und bietet APIs für schnelle Entwicklungszyklen. Die Installation erfolgt über offizielle Quellen, Modelle lassen sich unkompliziert per Kommandozeile oder Skript einbinden.</text:p>
      <text:p text:style-name="P3">Link zur Installation:<text:line-break/>https://ollama.com/download</text:p>
      <text:h text:style-name="Heading_20_2" text:outline-level="2">5. Entwicklungsprozess für Cybersecurity-Anwendungen</text:h>
      <text:h text:style-name="Heading_20_3" text:outline-level="3">a) Aufgabenstellung und Prompt-Formulierung</text:h>
      <text:p text:style-name="Text_20_body">Eine präzise Aufgabenbeschreibung ist essenziell. Das Prompt muss klare Anweisungen zur Sicherheitsanalyse enthalten und ein strukturiertes Ausgabeformat definieren, um nachvollziehbare und konsistente Ergebnisse zu gewährleisten.</text:p>
      <text:h text:style-name="Heading_20_3" text:outline-level="3">b) Vorbereitung der Eingabedaten</text:h>
      <text:p text:style-name="Text_20_body">Abhängig vom Use Case werden relevante Daten aus Logs, E-Mails, Netzwerkpaketen oder Alerts extrahiert und in geeigneter Form aufbereitet. Dies kann Parsing, Normalisierung oder Extraktion relevanter Textsegmente umfassen.</text:p>
      <text:h text:style-name="Heading_20_3" text:outline-level="3">c) Modellansteuerung mit Python (Beispiel)</text:h>
      <text:p text:style-name="Text_20_body"/>
      <text:p text:style-name="Text_20_body">Nachfolgend ein beispielhafter Codeausschnitt zur Initialisierung und Verwendung eines SLM über Ollama:</text:p>
      <text:p text:style-name="P4"><text:span text:style-name="Source_20_Text">from langchain_ollama import OllamaLLM</text:span></text:p>
      <text:p text:style-name="P5"><text:span text:style-name="Source_20_Text">from langchain_core.prompts import ChatPromptTemplate</text:span></text:p>
      <text:p text:style-name="P5"/>
      <text:p text:style-name="P6">model = OllamaLLM(model=„...“)</text:p>
      <text:p text:style-name="P7"><text:span text:style-name="Source_20_Text"><text:span text:style-name="T1">prompt = ChatPromptTemplate.from_messages([</text:span></text:span></text:p>
      <text:p text:style-name="P8">("system", "Du bist ein Cybersicherheitsanalyst."),</text:p>
      <text:p text:style-name="P8">("human", """Analysiere die Schwere der folgenden Schwachstelle (Niedrig, Mittel, Hoch). Gib eine kurze, begründete Einschätzung im JSON-Format zurück.</text:p>
      <text:p text:style-name="P9"/>
      <text:p text:style-name="P9">««<text:span text:style-name="T2">Datenstruktur»»</text:span></text:p>
      <text:p text:style-name="P10"/>
      <text:p text:style-name="P8"><text:soft-page-break/>Antworte im Format:</text:p>
      <text:p text:style-name="P8">{{</text:p>
      <text:p text:style-name="P8">"<text:span text:style-name="T2">json1</text:span>": "&lt;<text:span text:style-name="T2">Data</text:span>&gt;",</text:p>
      <text:p text:style-name="P8">"schweregrad": "&lt;Niedrig | Mittel | Hoch&gt;",<text:tab/><text:tab/><text:tab/>←-- <text:span text:style-name="T3">Beispiel!!!</text:span></text:p>
      <text:p text:style-name="P8">"begründung": "&lt;Text&gt;"</text:p>
      <text:p text:style-name="P8">}}""")</text:p>
      <text:p text:style-name="P8">])</text:p>
      <text:p text:style-name="P5"><text:span text:style-name="Source_20_Text"><text:span text:style-name="T4"/></text:span></text:p>
      <text:p text:style-name="P5"><text:span text:style-name="Source_20_Text"/></text:p>
      <text:p text:style-name="P11"><text:span text:style-name="Source_20_Text"><text:span text:style-name="T5">Im Template muss dem Modell ein Kontext gegeben werden, damit das Modell die Daten richtig verarbeiten kann. Ein valider Kontext wäre bspw.: „Du bist ein Modell zur Einordnung und Filterung von Spam-Emails“.</text:span></text:span></text:p>
      <text:p text:style-name="P5"/>
      <text:p text:style-name="P5"><text:span text:style-name="Source_20_Text">{task_description}</text:span></text:p>
      <text:p text:style-name="P5"/>
      <text:p text:style-name="P5"><text:span text:style-name="Source_20_Text">Hier sind die Eingabedaten:</text:span></text:p>
      <text:p text:style-name="P5"><text:span text:style-name="Source_20_Text">\"\"\"{input_data}\"\"\"</text:span></text:p>
      <text:p text:style-name="P5"/>
      <text:p text:style-name="P5"><text:span text:style-name="Source_20_Text">antwort</text:span><text:span text:style-name="Source_20_Text"><text:span text:style-name="T6">e</text:span></text:span><text:span text:style-name="Source_20_Text"> strukturiert und präzise.</text:span></text:p>
      <text:p text:style-name="P5"><text:span text:style-name="Source_20_Text">"""</text:span></text:p>
      <text:p text:style-name="P5"/>
      <text:p text:style-name="P5"><text:span text:style-name="Source_20_Text">model = OllamaLLM(model="neural-chat")</text:span></text:p>
      <text:p text:style-name="P5"><text:span text:style-name="Source_20_Text">prompt = ChatPromptTemplate.from_template(template)</text:span></text:p>
      <text:p text:style-name="P5"><text:span text:style-name="Source_20_Text">chain = prompt | model</text:span></text:p>
      <text:p text:style-name="P5"/>
      <text:p text:style-name="P5"><text:span text:style-name="Source_20_Text">eingabe = {</text:span></text:p>
      <text:p text:style-name="P5"><text:span text:style-name="Source_20_Text"><text:s text:c="4"/>"task_description": "Klassifizieren Sie den Text als sicher oder potenziell gefährlich.",</text:span></text:p>
      <text:p text:style-name="P5"><text:span text:style-name="Source_20_Text"><text:s text:c="4"/>"input_data": "Hier steht der zu analysierende Text."</text:span></text:p>
      <text:p text:style-name="P5"><text:span text:style-name="Source_20_Text">}</text:span></text:p>
      <text:p text:style-name="P5"/>
      <text:p text:style-name="P5"><text:span text:style-name="Source_20_Text">ergebnis = chain.invoke(eingabe)</text:span></text:p>
      <text:p text:style-name="P12"><text:span text:style-name="Source_20_Text">print(ergebnis)</text:span></text:p>
      <text:h text:style-name="P13" text:outline-level="3"><text:span text:style-name="Source_20_Text">d) Beispiel: Einfache Triage-Klassifikation</text:span></text:h>
      <text:p text:style-name="Text_20_body">Ein typisches Szenario ist die schnelle Kategorisierung von Vorfällen nach Dringlichkeit. Das folgende Prompt-Beispiel zeigt eine Klassifikation in drei Kategorien:</text:p>
      <text:p text:style-name="P4"><text:span text:style-name="Source_20_Text">Sie sind ein KI-Modell zur Risikoklassifikation in der Cybersecurity. Bitte analysieren Sie den Text und ordnen Sie ihn einer der Kategorien zu:</text:span></text:p>
      <text:p text:style-name="P5"/>
      <text:p text:style-name="P5"><text:span text:style-name="Source_20_Text">- Niedriges Risiko (Grün) <text:s/></text:span></text:p>
      <text:p text:style-name="P5"><text:span text:style-name="Source_20_Text">- Mittleres Risiko (Gelb) <text:s/></text:span></text:p>
      <text:p text:style-name="P5"><text:span text:style-name="Source_20_Text">- Hohes Risiko (Rot)</text:span></text:p>
      <text:p text:style-name="P5"/>
      <text:p text:style-name="P5"><text:span text:style-name="Source_20_Text">Begründung:</text:span></text:p>
      <text:p text:style-name="P5"/>
      <text:p text:style-name="P5"><text:span text:style-name="Source_20_Text">Text:</text:span></text:p>
      <text:p text:style-name="P5"><text:span text:style-name="Source_20_Text">"""</text:span></text:p>
      <text:p text:style-name="P5"><text:span text:style-name="Source_20_Text">{input_text}</text:span></text:p>
      <text:p text:style-name="P12"><text:span text:style-name="Source_20_Text">"""</text:span></text:p>
      <text:p text:style-name="Text_20_body"><text:span text:style-name="Strong_20_Emphasis">Beispielcode zur Klassifikation:</text:span></text:p>
      <text:p text:style-name="P4"><text:span text:style-name="Source_20_Text">from langchain_ollama import OllamaLLM</text:span></text:p>
      <text:p text:style-name="P5"><text:span text:style-name="Source_20_Text">from langchain_core.prompts import ChatPromptTemplate</text:span></text:p>
      <text:p text:style-name="P5"/>
      <text:p text:style-name="P5"><text:span text:style-name="Source_20_Text">prompt_template = """</text:span></text:p>
      <text:p text:style-name="P5"><text:soft-page-break/><text:span text:style-name="Source_20_Text">Sie sind ein KI-Modell zur Risikoklassifikation in der Cybersecurity. Bitte analysieren Sie den Text und ordnen Sie ihn einer der Kategorien zu:</text:span></text:p>
      <text:p text:style-name="P5"/>
      <text:p text:style-name="P5"><text:span text:style-name="Source_20_Text">- Niedriges Risiko (Grün) <text:s/></text:span></text:p>
      <text:p text:style-name="P5"><text:span text:style-name="Source_20_Text">- Mittleres Risiko (Gelb) <text:s/></text:span></text:p>
      <text:p text:style-name="P5"><text:span text:style-name="Source_20_Text">- Hohes Risiko (Rot)</text:span></text:p>
      <text:p text:style-name="P5"/>
      <text:p text:style-name="P5"><text:span text:style-name="Source_20_Text">Begründung:</text:span></text:p>
      <text:p text:style-name="P5"/>
      <text:p text:style-name="P5"><text:span text:style-name="Source_20_Text">Text:</text:span></text:p>
      <text:p text:style-name="P5"><text:span text:style-name="Source_20_Text">\"\"\"</text:span></text:p>
      <text:p text:style-name="P5"><text:span text:style-name="Source_20_Text">{input_text}</text:span></text:p>
      <text:p text:style-name="P5"><text:span text:style-name="Source_20_Text">\"\"\"</text:span></text:p>
      <text:p text:style-name="P5"><text:span text:style-name="Source_20_Text">"""</text:span></text:p>
      <text:p text:style-name="P5"/>
      <text:p text:style-name="P5"><text:span text:style-name="Source_20_Text">model = OllamaLLM(model="neural-chat")</text:span></text:p>
      <text:p text:style-name="P5"><text:span text:style-name="Source_20_Text">prompt = ChatPromptTemplate.from_template(prompt_template)</text:span></text:p>
      <text:p text:style-name="P5"><text:span text:style-name="Source_20_Text">chain = prompt | model</text:span></text:p>
      <text:p text:style-name="P5"/>
      <text:p text:style-name="P5"><text:span text:style-name="Source_20_Text">input_data = {</text:span></text:p>
      <text:p text:style-name="P5"><text:span text:style-name="Source_20_Text"><text:s text:c="4"/>"input_text": "Mehrere fehlgeschlagene Anmeldeversuche von einer unbekannten IP-Adresse."</text:span></text:p>
      <text:p text:style-name="P5"><text:span text:style-name="Source_20_Text">}</text:span></text:p>
      <text:p text:style-name="P5"/>
      <text:p text:style-name="P5"><text:span text:style-name="Source_20_Text">result = chain.invoke(input_data)</text:span></text:p>
      <text:p text:style-name="P12"><text:span text:style-name="Source_20_Text">print("Klassifikationsergebnis:\n", result)</text:span></text:p>
      <text:p text:style-name="Text_20_body"><text:span text:style-name="Strong_20_Emphasis">Erwartete Ausgabe:</text:span></text:p>
      <text:p text:style-name="P4"><text:span text:style-name="Source_20_Text">Kategorie: Hohes Risiko (Rot)</text:span></text:p>
      <text:p text:style-name="P5"/>
      <text:p text:style-name="P12"><text:span text:style-name="Source_20_Text">Begründung: Mehrere fehlgeschlagene Anmeldeversuche von einer unbekannten IP-Adresse deuten auf einen möglichen Brute-Force-Angriff hin.</text:span></text:p>
      <text:p text:style-name="Text_20_body">Diese strukturierte Vorgehensweise unterstützt die Nachvollziehbarkeit von KI-basierten Entscheidungen in sicherheitskritischen Anwendungen.</text:p>
      <text:p text:style-name="P14"><text:span text:style-name="Source_20_Text"/></text:p>
      <text:h text:style-name="Heading_20_2" text:outline-level="2">6. Integration in bestehende Cybersecurity-Systeme</text:h>
      <text:p text:style-name="Text_20_body">Die Integration von SLMs in Cybersecurity-Umgebungen kann auf verschiedene Arten erfolgen:</text:p>
      <text:list text:style-name="L3">
        <text:list-item>
          <text:p text:style-name="P15"><text:span text:style-name="Strong_20_Emphasis">Standalone-Tools:</text:span> Nutzung als eigenständige Analyseprogramme oder CLI-Werkzeuge.</text:p>
        </text:list-item>
        <text:list-item>
          <text:p text:style-name="P15"><text:span text:style-name="Strong_20_Emphasis">Microservices:</text:span> Bereitstellung als Sicherheits-API, die von anderen Systemen angesprochen wird.</text:p>
        </text:list-item>
        <text:list-item>
          <text:p text:style-name="P15"><text:span text:style-name="Strong_20_Emphasis">Echtzeit-Überwachung:</text:span> Automatisierte Analyse von eingehenden Nachrichten, Logs oder Netzwerkdaten in Echtzeit.</text:p>
        </text:list-item>
        <text:list-item>
          <text:p text:style-name="P15"><text:span text:style-name="Strong_20_Emphasis">Benutzerunterstützung:</text:span> Einbindung in Dashboards oder SIEM-Systeme zur Unterstützung von Analysten.</text:p>
        </text:list-item>
        <text:list-item>
          <text:p text:style-name="P15"><text:span text:style-name="Strong_20_Emphasis">Workflows und Automatisierung:</text:span> Integration in Incident Response oder Orchestrierungslösungen.</text:p>
        </text:list-item>
      </text:list>
      <text:p text:style-name="Text_20_body">Die Auswahl der Integrationsmethode sollte Anforderungen wie Latenz, Skalierbarkeit und Datenschutz Rechnung tragen.</text:p>
      <text:h text:style-name="Heading_20_2" text:outline-level="2"><text:soft-page-break/>7. Empfehlungen und bewährte Praktiken</text:h>
      <text:list text:style-name="L4">
        <text:list-item>
          <text:p text:style-name="P16"><text:span text:style-name="Strong_20_Emphasis">Prompt-Engineering:</text:span> Investieren Sie Zeit in die Optimierung des Prompts, um präzise und verlässliche Resultate zu erhalten.</text:p>
        </text:list-item>
        <text:list-item>
          <text:p text:style-name="P16"><text:span text:style-name="Strong_20_Emphasis">Modellvergleich:</text:span> Testen Sie verschiedene SLM-Modelle hinsichtlich Genauigkeit und Performance für den spezifischen Use Case.</text:p>
        </text:list-item>
        <text:list-item>
          <text:p text:style-name="P16"><text:span text:style-name="Strong_20_Emphasis">Ressourcenschonender Betrieb:</text:span> Nutzen Sie die Vorteile von SLMs zur effizienten Nutzung vorhandener Hardware.</text:p>
        </text:list-item>
        <text:list-item>
          <text:p text:style-name="P16"><text:span text:style-name="Strong_20_Emphasis">Datenschutz:</text:span> Lokale Modellnutzung minimiert Risiken beim Umgang mit sensiblen Sicherheitsdaten.</text:p>
        </text:list-item>
        <text:list-item>
          <text:p text:style-name="P16"><text:span text:style-name="Strong_20_Emphasis">Iterative Entwicklung:</text:span> Verfeinern Sie Prompt, Datenvorbereitung und Integration schrittweise.</text:p>
        </text:list-item>
        <text:list-item>
          <text:p text:style-name="P16"><text:span text:style-name="Strong_20_Emphasis">Fehlerbehandlung:</text:span> Implementieren Sie Mechanismen zur Erkennung und Handhabung von unvorhergesehenen Modellausgaben.</text:p>
        </text:list-item>
      </text:list>
      <text:h text:style-name="Heading_20_2" text:outline-level="2">8. Fazit</text:h>
      <text:p text:style-name="Text_20_body">Small Language Models bieten im Cybersecurity-Bereich eine effiziente Möglichkeit, KI-gestützte Automatisierungen und Analysen mit geringem Ressourcenbedarf und hohen Datenschutzstandards zu realisieren. Durch eine systematische Herangehensweise von der Auswahl des Anwendungsfalls über die Modellwahl bis hin zur Integration lassen sich spezialisierte, wirksame Sicherheitslösungen entwickel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2:34:09.711615417</meta:creation-date>
    <dc:date>2025-06-19T23:35:27.545472425</dc:date>
    <meta:editing-duration>PT3H10M31S</meta:editing-duration>
    <meta:editing-cycles>7</meta:editing-cycles>
    <meta:generator>LibreOffice/24.8.7.2$Linux_X86_64 LibreOffice_project/f4f281f562fb585d46b0af5755dfe1eb6adc047f</meta:generator>
    <meta:document-statistic meta:table-count="0" meta:image-count="0" meta:object-count="0" meta:page-count="5" meta:paragraph-count="109" meta:word-count="963" meta:character-count="8221" meta:non-whitespace-character-count="7363"/>
  </office:meta>
</office:document-meta>
</file>